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981c5" officeooo:paragraph-rsid="001981c5"/>
    </style:style>
    <style:style style:name="P3" style:family="paragraph" style:parent-style-name="Text_20_body" style:list-style-name="L1">
      <style:text-properties officeooo:rsid="002bb6ad" officeooo:paragraph-rsid="002bb6ad"/>
    </style:style>
    <style:style style:name="T1" style:family="text">
      <style:text-properties fo:font-variant="small-caps"/>
    </style:style>
    <style:style style:name="T2" style:family="text">
      <style:text-properties officeooo:rsid="0019d601"/>
    </style:style>
    <style:style style:name="T3" style:family="text">
      <style:text-properties officeooo:rsid="001fa690"/>
    </style:style>
    <style:style style:name="T4" style:family="text">
      <style:text-properties officeooo:rsid="002164ef"/>
    </style:style>
    <style:style style:name="T5" style:family="text">
      <style:text-properties officeooo:rsid="00230823"/>
    </style:style>
    <style:style style:name="T6" style:family="text">
      <style:text-properties officeooo:rsid="002a5ee6"/>
    </style:style>
    <style:style style:name="T7" style:family="text">
      <style:text-properties officeooo:rsid="002a72de"/>
    </style:style>
    <style:style style:name="T8" style:family="text">
      <style:text-properties officeooo:rsid="002bba59"/>
    </style:style>
    <style:style style:name="T9" style:family="text">
      <style:text-properties officeooo:rsid="002bcc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6:1-13</text:h>
      <text:h text:style-name="Heading_20_2" text:outline-level="2"><text:bookmark text:name="en-GNT-3450"/>Blessings for Obedience</text:h>
      <text:list xml:id="list1030980776" text:style-name="L1">
        <text:list-item>
          <text:p text:style-name="P1">The <text:span text:style-name="T1">Lord</text:span> said, “Do not make idols or set up statues, stone pillars, or carved stones to worship. I am the <text:span text:style-name="T1">Lord</text:span> your God. Keep the religious festivals and honor the place where I am worshiped. I am the <text:span text:style-name="T1">Lord</text:span>. “If you live according to my laws and obey my commands, I will send you rain at the right time, so that the land will produce crops and the trees will bear fruit. Your crops will be so plentiful that you will still be harvesting grain when it is time to pick grapes, and you will still be picking grapes when it is time to plant grain. You will have all that you want to eat, and you can live in safety in your land. “I will give you peace in your land, and you can sleep without being afraid of anyone. I will get rid of the dangerous animals in the land, and there will be no more war there. You will be victorious over your enemies; five of you will be able to defeat a hundred, and a hundred will be able to defeat ten thousand. I will bless you and give you many children; I will keep my part of the covenant that I made with you. <text:bookmark text:name="en-GNT-3459"/>Your harvests will be so plentiful that they will last for a year, and even then you will have to throw away what is left of the old harvest to make room for the new.<text:bookmark text:name="en-GNT-3460"/> I will live among you in my sacred Tent, and I will never turn away from you. <text:bookmark text:name="en-GNT-3461"/>I will be with you; I will be your God, and you will be my people. <text:bookmark text:name="en-GNT-3462"/>I, the <text:span text:style-name="T1">Lord</text:span> your God, brought you out of Egypt so that you would no longer be slaves. I broke the power that held you down and I let you walk with your head held high.”</text:p>
        </text:list-item>
        <text:list-item>
          <text:p text:style-name="P2">The Israelites were promised blessing<text:span text:style-name="T9">s</text:span> upon blessing<text:span text:style-name="T9">s</text:span> for obedience to the Lord. <text:span text:style-name="T2">They were </text:span><text:span text:style-name="T4">forbidden from</text:span><text:span text:style-name="T2"> mak</text:span><text:span text:style-name="T4">ing</text:span><text:span text:style-name="T2"> any idols, statues and carving </text:span><text:span text:style-name="T5">for </text:span><text:span text:style-name="T2">worship, </text:span><text:span text:style-name="T5">they were</text:span><text:span text:style-name="T2"> to worship only the LORD. </text:span><text:span text:style-name="T3">They were </text:span><text:span text:style-name="T6">required</text:span><text:span text:style-name="T3"> to honour the religious festivals and the place where the Lord was worshiped. </text:span><text:span text:style-name="T7">The blessings for the obedience were: bumper harvests, peace, children, safety, the Lord presence, the Lord honouring his side of the covernant, and many other blessings.</text:span></text:p>
        </text:list-item>
        <text:list-item>
          <text:p text:style-name="P3">Honouring and obedience to the Lords ways is rewarded by blessings from the Lord, let’s honour and be obedient to the Lord. <text:span text:style-name="T8">His ways are in his word and when we study his word we’ll know what the Lord desires and act upon the desir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9:13:21.251804323</meta:creation-date>
    <dc:date>2022-04-18T09:49:46.218505639</dc:date>
    <meta:editing-duration>PT36M19S</meta:editing-duration>
    <meta:editing-cycles>14</meta:editing-cycles>
    <meta:generator>LibreOffice/6.4.7.2$Linux_X86_64 LibreOffice_project/40$Build-2</meta:generator>
    <meta:document-statistic meta:table-count="0" meta:image-count="0" meta:object-count="0" meta:page-count="1" meta:paragraph-count="5" meta:word-count="440" meta:character-count="2260" meta:non-whitespace-character-count="1828"/>
  </office:meta>
</office:document-meta>
</file>